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a8c6" officeooo:paragraph-rsid="0003a8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rom machine import I2C, Pin, PWM, UART</text:p>
      <text:p text:style-name="Standard">import time</text:p>
      <text:p text:style-name="Standard">from vl53l1x import VL53L1X</text:p>
      <text:p text:style-name="Standard"/>
      <text:p text:style-name="Standard"># Configuración del servomotor</text:p>
      <text:p text:style-name="Standard">servo = PWM(Pin(10))</text:p>
      <text:p text:style-name="Standard">servo.freq(50)</text:p>
      <text:p text:style-name="Standard"/>
      <text:p text:style-name="Standard"># Configuración del controlador TB6612FNG</text:p>
      <text:p text:style-name="Standard">STBY = Pin(15, Pin.OUT)</text:p>
      <text:p text:style-name="Standard">AIN1 = Pin(16, Pin.OUT)</text:p>
      <text:p text:style-name="Standard">AIN2 = Pin(17, Pin.OUT)</text:p>
      <text:p text:style-name="Standard">PWMA = PWM(Pin(18))</text:p>
      <text:p text:style-name="Standard"/>
      <text:p text:style-name="Standard">BIN1 = Pin(19, Pin.OUT)</text:p>
      <text:p text:style-name="Standard">BIN2 = Pin(20, Pin.OUT)</text:p>
      <text:p text:style-name="Standard">PWMB = PWM(Pin(21))</text:p>
      <text:p text:style-name="Standard"/>
      <text:p text:style-name="Standard">PWMA.freq(1000)</text:p>
      <text:p text:style-name="Standard">PWMB.freq(1000)</text:p>
      <text:p text:style-name="Standard">STBY.value(1)</text:p>
      <text:p text:style-name="Standard"/>
      <text:p text:style-name="Standard"># Configuración del sensor VL53L1X</text:p>
      <text:p text:style-name="Standard">i2c = I2C(0, scl=Pin(5), sda=Pin(4))</text:p>
      <text:p text:style-name="Standard"/>
      <text:p text:style-name="Standard"># Configuración UART para ESP32</text:p>
      <text:p text:style-name="Standard">uart = UART(0, baudrate=9600, tx=Pin(0), rx=Pin(1))</text:p>
      <text:p text:style-name="Standard"/>
      <text:p text:style-name="Standard"># Inicializar el sensor VL53L1X</text:p>
      <text:p text:style-name="Standard">try:</text:p>
      <text:p text:style-name="Standard"><text:s text:c="4"/>sensor = VL53L1X(i2c)</text:p>
      <text:p text:style-name="Standard"><text:s text:c="4"/>print("Sensor VL53L1X inicializado correctamente.")</text:p>
      <text:p text:style-name="Standard">except Exception as e:</text:p>
      <text:p text:style-name="Standard"><text:s text:c="4"/>print(f"Error al inicializar el sensor VL53L1X: {e}")</text:p>
      <text:p text:style-name="Standard"><text:s text:c="4"/>sensor = None</text:p>
      <text:p text:style-name="Standard"/>
      <text:p text:style-name="Standard"># Funciones de control de motores</text:p>
      <text:p text:style-name="Standard">def motor_a(velocidad, direccion):</text:p>
      <text:p text:style-name="Standard"><text:s text:c="4"/>AIN1.value(direccion == "adelante")</text:p>
      <text:p text:style-name="Standard"><text:s text:c="4"/>AIN2.value(direccion == "atras")</text:p>
      <text:p text:style-name="Standard"><text:s text:c="4"/>PWMA.duty_u16(abs(int(velocidad * 65535 / 100)))</text:p>
      <text:p text:style-name="Standard"/>
      <text:p text:style-name="Standard">def motor_b(velocidad, direccion):</text:p>
      <text:p text:style-name="Standard"><text:s text:c="4"/>BIN1.value(direccion == "adelante")</text:p>
      <text:p text:style-name="Standard"><text:s text:c="4"/>BIN2.value(direccion == "atras")</text:p>
      <text:p text:style-name="Standard"><text:s text:c="4"/>PWMB.duty_u16(abs(int(velocidad * 65535 / 100)))</text:p>
      <text:p text:style-name="Standard"/>
      <text:p text:style-name="Standard">def detener_motores():</text:p>
      <text:p text:style-name="Standard"><text:s text:c="4"/>STBY.value(0) <text:s/># Deshabilitar los motores</text:p>
      <text:p text:style-name="Standard"><text:s text:c="4"/>print("Motores detenidos.")</text:p>
      <text:p text:style-name="Standard"/>
      <text:p text:style-name="Standard">def reiniciar_motores():</text:p>
      <text:p text:style-name="Standard"><text:soft-page-break/><text:s text:c="4"/>STBY.value(1) <text:s/># Habilitar los motores</text:p>
      <text:p text:style-name="Standard"><text:s text:c="4"/>print("Motores reiniciados.")</text:p>
      <text:p text:style-name="Standard"/>
      <text:p text:style-name="Standard"># Mover servomotor a un ángulo</text:p>
      <text:p text:style-name="Standard">def mover_angulo(angulo):</text:p>
      <text:p text:style-name="Standard"><text:s text:c="4"/>duty = int((angulo / 180) * 5000 + 2500)</text:p>
      <text:p text:style-name="Standard"><text:s text:c="4"/>servo.duty_u16(duty)</text:p>
      <text:p text:style-name="Standard"><text:s text:c="4"/>time.sleep(0.3)</text:p>
      <text:p text:style-name="Standard"/>
      <text:p text:style-name="Standard"># Procesar comandos desde el ESP32</text:p>
      <text:p text:style-name="Standard">def procesar_comando(comando):</text:p>
      <text:p text:style-name="Standard"><text:s text:c="4"/>if comando == "DETENER":</text:p>
      <text:p text:style-name="Standard"><text:s text:c="8"/>print("Comando recibido: DETENER")</text:p>
      <text:p text:style-name="Standard"><text:s text:c="8"/>detener_motores()</text:p>
      <text:p text:style-name="Standard"><text:s text:c="4"/>elif comando == "REINICIAR":</text:p>
      <text:p text:style-name="Standard"><text:s text:c="8"/>print("Comando recibido: REINICIAR")</text:p>
      <text:p text:style-name="Standard"><text:s text:c="8"/>reiniciar_motores()</text:p>
      <text:p text:style-name="Standard"><text:s text:c="4"/>else:</text:p>
      <text:p text:style-name="Standard"><text:s text:c="8"/>print(f"Comando desconocido: {comando}")</text:p>
      <text:p text:style-name="Standard"/>
      <text:p text:style-name="Standard"># Escaneo angular con el sensor</text:p>
      <text:p text:style-name="Standard">def escanear(angulo_inicio, angulo_fin, paso):</text:p>
      <text:p text:style-name="Standard"><text:s text:c="4"/>if not sensor:</text:p>
      <text:p text:style-name="Standard"><text:s text:c="8"/>print("Sensor no inicializado. Abortando escaneo.")</text:p>
      <text:p text:style-name="Standard"><text:s text:c="8"/>return []</text:p>
      <text:p text:style-name="Standard"><text:s text:c="4"/></text:p>
      <text:p text:style-name="Standard"><text:s text:c="4"/>datos = []</text:p>
      <text:p text:style-name="Standard"><text:s text:c="4"/>for angulo in range(angulo_inicio, angulo_fin + 1, paso):</text:p>
      <text:p text:style-name="Standard"><text:s text:c="8"/>mover_angulo(angulo)</text:p>
      <text:p text:style-name="Standard"><text:s text:c="8"/>try:</text:p>
      <text:p text:style-name="Standard"><text:s text:c="12"/>distancia = sensor.read()</text:p>
      <text:p text:style-name="Standard"><text:s text:c="12"/>distancia = distancia if distancia &gt; 50 else None</text:p>
      <text:p text:style-name="Standard"><text:s text:c="12"/>print(f"Angulo: {angulo}°, Distancia: {distancia} mm")</text:p>
      <text:p text:style-name="Standard"><text:s text:c="8"/>except Exception as e:</text:p>
      <text:p text:style-name="Standard"><text:s text:c="12"/>print(f"Error al leer distancia en angulo {angulo}: {e}")</text:p>
      <text:p text:style-name="Standard"><text:s text:c="12"/>distancia = None</text:p>
      <text:p text:style-name="Standard"><text:s text:c="8"/>datos.append({"angulo": angulo, "distancia": distancia})</text:p>
      <text:p text:style-name="Standard"><text:s text:c="8"/>time.sleep(0.1)</text:p>
      <text:p text:style-name="Standard"><text:s text:c="4"/></text:p>
      <text:p text:style-name="Standard"><text:s text:c="4"/># Retorna el servo a 90 grados</text:p>
      <text:p text:style-name="Standard"><text:s text:c="4"/>mover_angulo(90)</text:p>
      <text:p text:style-name="Standard"><text:s text:c="4"/>return datos</text:p>
      <text:p text:style-name="Standard"/>
      <text:p text:style-name="Standard"># Bucle principal para manejar comandos y operación normal</text:p>
      <text:p text:style-name="Standard">while True:</text:p>
      <text:p text:style-name="Standard"><text:s text:c="4"/># Procesar comandos del ESP32</text:p>
      <text:p text:style-name="Standard"><text:s text:c="4"/>if uart.any():</text:p>
      <text:p text:style-name="Standard"><text:s text:c="8"/>comando = uart.readline().decode('utf-8').strip()</text:p>
      <text:p text:style-name="Standard"><text:s text:c="8"/>procesar_comando(comando)</text:p>
      <text:p text:style-name="Standard"/>
      <text:p text:style-name="Standard"><text:s text:c="4"/># Operación normal: puedes mantener tu lógica aquí si no hay comando de detener</text:p>
      <text:p text:style-name="Standard"><text:s text:c="4"/>if STBY.value() == 1: <text:s/># Solo operar si los motores están habilitados</text:p>
      <text:p text:style-name="Standard"><text:soft-page-break/><text:s text:c="8"/>try:</text:p>
      <text:p text:style-name="Standard"><text:s text:c="12"/># Aquí puedes llamar a controlar_aspiradora() o cualquier otra lógica</text:p>
      <text:p text:style-name="Standard"><text:s text:c="12"/>print("Motores habilitados. Operando normalmente.")</text:p>
      <text:p text:style-name="Standard"><text:s text:c="12"/>time.sleep(1) <text:s/># Simulación de operación</text:p>
      <text:p text:style-name="Standard"><text:s text:c="8"/>except Exception as e:</text:p>
      <text:p text:style-name="Standard"><text:s text:c="12"/>print(f"Error durante la operación: {e}")</text:p>
      <text:p text:style-name="Standard"><text:s text:c="4"/></text:p>
      <text:p text:style-name="Standard"/>
      <text:p text:style-name="Standard"/>
      <text:p text:style-name="Standard"/>
      <text:p text:style-name="P1">version 1 .2</text:p>
      <text:p text:style-name="P1"/>
      <text:p text:style-name="P1">from machine import I2C, Pin, PWM, UART</text:p>
      <text:p text:style-name="P1">import time</text:p>
      <text:p text:style-name="P1">from vl53l1x import VL53L1X</text:p>
      <text:p text:style-name="P1"/>
      <text:p text:style-name="P1"># Configuración del servomotor</text:p>
      <text:p text:style-name="P1">servo = PWM(Pin(10))</text:p>
      <text:p text:style-name="P1">servo.freq(50)</text:p>
      <text:p text:style-name="P1"/>
      <text:p text:style-name="P1"># Configuración del controlador TB6612FNG</text:p>
      <text:p text:style-name="P1">STBY = Pin(15, Pin.OUT)</text:p>
      <text:p text:style-name="P1">AIN1 = Pin(16, Pin.OUT)</text:p>
      <text:p text:style-name="P1">AIN2 = Pin(17, Pin.OUT)</text:p>
      <text:p text:style-name="P1">PWMA = PWM(Pin(18))</text:p>
      <text:p text:style-name="P1"/>
      <text:p text:style-name="P1">BIN1 = Pin(19, Pin.OUT)</text:p>
      <text:p text:style-name="P1">BIN2 = Pin(20, Pin.OUT)</text:p>
      <text:p text:style-name="P1">PWMB = PWM(Pin(21))</text:p>
      <text:p text:style-name="P1"/>
      <text:p text:style-name="P1">PWMA.freq(1000)</text:p>
      <text:p text:style-name="P1">PWMB.freq(1000)</text:p>
      <text:p text:style-name="P1">STBY.value(1)</text:p>
      <text:p text:style-name="P1"/>
      <text:p text:style-name="P1"># Configuración del sensor VL53L1X</text:p>
      <text:p text:style-name="P1">i2c = I2C(0, scl=Pin(5), sda=Pin(4))</text:p>
      <text:p text:style-name="P1"/>
      <text:p text:style-name="P1"># Configuración UART para ESP32</text:p>
      <text:p text:style-name="P1">uart = UART(0, baudrate=9600, tx=Pin(0), rx=Pin(1))</text:p>
      <text:p text:style-name="P1"/>
      <text:p text:style-name="P1"># Inicializar el sensor VL53L1X</text:p>
      <text:p text:style-name="P1">try:</text:p>
      <text:p text:style-name="P1"><text:s text:c="4"/>sensor = VL53L1X(i2c)</text:p>
      <text:p text:style-name="P1"><text:s text:c="4"/>print("Sensor VL53L1X inicializado correctamente.")</text:p>
      <text:p text:style-name="P1">except Exception as e:</text:p>
      <text:p text:style-name="P1"><text:s text:c="4"/>print(f"Error al inicializar el sensor VL53L1X: {e}")</text:p>
      <text:p text:style-name="P1"><text:s text:c="4"/>sensor = None</text:p>
      <text:p text:style-name="P1"/>
      <text:p text:style-name="P1"># Funciones de control de motores</text:p>
      <text:p text:style-name="P1">def motor_a(velocidad, direccion):</text:p>
      <text:p text:style-name="P1"><text:s text:c="4"/>AIN1.value(direccion == "adelante")</text:p>
      <text:p text:style-name="P1"><text:s text:c="4"/>AIN2.value(direccion == "atras")</text:p>
      <text:p text:style-name="P1"><text:soft-page-break/><text:s text:c="4"/>PWMA.duty_u16(abs(int(velocidad * 65535 / 100)))</text:p>
      <text:p text:style-name="P1"/>
      <text:p text:style-name="P1">def motor_b(velocidad, direccion):</text:p>
      <text:p text:style-name="P1"><text:s text:c="4"/>BIN1.value(direccion == "adelante")</text:p>
      <text:p text:style-name="P1"><text:s text:c="4"/>BIN2.value(direccion == "atras")</text:p>
      <text:p text:style-name="P1"><text:s text:c="4"/>PWMB.duty_u16(abs(int(velocidad * 65535 / 100)))</text:p>
      <text:p text:style-name="P1"/>
      <text:p text:style-name="P1">def detener_motores():</text:p>
      <text:p text:style-name="P1"><text:s text:c="4"/>STBY.value(0) <text:s/># Deshabilitar los motores</text:p>
      <text:p text:style-name="P1"><text:s text:c="4"/>print("Motores detenidos.")</text:p>
      <text:p text:style-name="P1"/>
      <text:p text:style-name="P1">def reiniciar_motores():</text:p>
      <text:p text:style-name="P1"><text:s text:c="4"/>STBY.value(1) <text:s/># Habilitar los motores</text:p>
      <text:p text:style-name="P1"><text:s text:c="4"/>print("Motores reiniciados.")</text:p>
      <text:p text:style-name="P1"/>
      <text:p text:style-name="P1"># Mover servomotor a un ángulo</text:p>
      <text:p text:style-name="P1">def mover_angulo(angulo):</text:p>
      <text:p text:style-name="P1"><text:s text:c="4"/>duty = int((angulo / 180) * 5000 + 2500)</text:p>
      <text:p text:style-name="P1"><text:s text:c="4"/>servo.duty_u16(duty)</text:p>
      <text:p text:style-name="P1"><text:s text:c="4"/>time.sleep(0.3)</text:p>
      <text:p text:style-name="P1"/>
      <text:p text:style-name="P1"># Procesar comandos desde el ESP32</text:p>
      <text:p text:style-name="P1">def procesar_comando(comando):</text:p>
      <text:p text:style-name="P1"><text:s text:c="4"/>if comando == "DETENER":</text:p>
      <text:p text:style-name="P1"><text:s text:c="8"/>print("Comando recibido: DETENER")</text:p>
      <text:p text:style-name="P1"><text:s text:c="8"/>detener_motores()</text:p>
      <text:p text:style-name="P1"><text:s text:c="4"/>elif comando == "REINICIAR":</text:p>
      <text:p text:style-name="P1"><text:s text:c="8"/>print("Comando recibido: REINICIAR")</text:p>
      <text:p text:style-name="P1"><text:s text:c="8"/>reiniciar_motores()</text:p>
      <text:p text:style-name="P1"><text:s text:c="4"/>else:</text:p>
      <text:p text:style-name="P1"><text:s text:c="8"/>print(f"Comando desconocido: {comando}")</text:p>
      <text:p text:style-name="P1"/>
      <text:p text:style-name="P1"># Escaneo angular con el sensor</text:p>
      <text:p text:style-name="P1">def escanear(angulo_inicio, angulo_fin, paso):</text:p>
      <text:p text:style-name="P1"><text:s text:c="4"/>if not sensor:</text:p>
      <text:p text:style-name="P1"><text:s text:c="8"/>print("Sensor no inicializado. Abortando escaneo.")</text:p>
      <text:p text:style-name="P1"><text:s text:c="8"/>return []</text:p>
      <text:p text:style-name="P1"><text:s text:c="4"/></text:p>
      <text:p text:style-name="P1"><text:s text:c="4"/>datos = []</text:p>
      <text:p text:style-name="P1"><text:s text:c="4"/>for angulo in range(angulo_inicio, angulo_fin + 1, paso):</text:p>
      <text:p text:style-name="P1"><text:s text:c="8"/>mover_angulo(angulo)</text:p>
      <text:p text:style-name="P1"><text:s text:c="8"/>try:</text:p>
      <text:p text:style-name="P1"><text:s text:c="12"/>distancia = sensor.read()</text:p>
      <text:p text:style-name="P1"><text:s text:c="12"/>distancia = distancia if distancia &gt; 50 else None</text:p>
      <text:p text:style-name="P1"><text:s text:c="12"/>print(f"Angulo: {angulo}°, Distancia: {distancia} mm")</text:p>
      <text:p text:style-name="P1"><text:s text:c="8"/>except Exception as e:</text:p>
      <text:p text:style-name="P1"><text:s text:c="12"/>print(f"Error al leer distancia en angulo {angulo}: {e}")</text:p>
      <text:p text:style-name="P1"><text:s text:c="12"/>distancia = None</text:p>
      <text:p text:style-name="P1"><text:s text:c="8"/>datos.append({"angulo": angulo, "distancia": distancia})</text:p>
      <text:p text:style-name="P1"><text:s text:c="8"/>time.sleep(0.1)</text:p>
      <text:p text:style-name="P1"><text:s text:c="4"/></text:p>
      <text:p text:style-name="P1"><text:s text:c="4"/># Retorna el servo a 90 grados</text:p>
      <text:p text:style-name="P1"><text:soft-page-break/><text:s text:c="4"/>mover_angulo(90)</text:p>
      <text:p text:style-name="P1"><text:s text:c="4"/>return datos</text:p>
      <text:p text:style-name="P1"/>
      <text:p text:style-name="P1"># Bucle principal para manejar comandos y operación normal</text:p>
      <text:p text:style-name="P1">while True:</text:p>
      <text:p text:style-name="P1"><text:s text:c="4"/># Procesar comandos del ESP32</text:p>
      <text:p text:style-name="P1"><text:s text:c="4"/>if uart.any():</text:p>
      <text:p text:style-name="P1"><text:s text:c="8"/>comando = uart.readline().decode('utf-8').strip()</text:p>
      <text:p text:style-name="P1"><text:s text:c="8"/>procesar_comando(comando)</text:p>
      <text:p text:style-name="P1"/>
      <text:p text:style-name="P1"><text:s text:c="4"/># Operación normal: puedes mantener tu lógica aquí si no hay comando de detener</text:p>
      <text:p text:style-name="P1"><text:s text:c="4"/>if STBY.value() == 1: <text:s/># Solo operar si los motores están habilitados</text:p>
      <text:p text:style-name="P1"><text:s text:c="8"/>try:</text:p>
      <text:p text:style-name="P1"><text:s text:c="12"/># Aquí puedes llamar a controlar_aspiradora() o cualquier otra lógica</text:p>
      <text:p text:style-name="P1"><text:s text:c="12"/>print("Motores habilitados. Operando normalmente.")</text:p>
      <text:p text:style-name="P1"><text:s text:c="12"/>time.sleep(1) <text:s/># Simulación de operación</text:p>
      <text:p text:style-name="P1"><text:s text:c="8"/>except Exception as e:</text:p>
      <text:p text:style-name="P1"><text:s text:c="12"/>print(f"Error durante la operación: {e}"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23:12:00.392343652</meta:creation-date>
    <dc:date>2025-01-15T00:33:46.072674518</dc:date>
    <meta:editing-duration>PT1H11M32S</meta:editing-duration>
    <meta:editing-cycles>1</meta:editing-cycles>
    <meta:document-statistic meta:table-count="0" meta:image-count="0" meta:object-count="0" meta:page-count="5" meta:paragraph-count="190" meta:word-count="721" meta:character-count="6322" meta:non-whitespace-character-count="5046"/>
    <meta:generator>LibreOffice/24.2.7.2$Linux_X86_64 LibreOffice_project/420$Build-2</meta:generator>
  </office:meta>
</office:document-meta>
</file>